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234c5b" officeooo:paragraph-rsid="00234c5b"/>
    </style:style>
    <style:style style:name="P7" style:family="paragraph" style:parent-style-name="Table_20_Contents">
      <style:text-properties officeooo:rsid="0024fe67" officeooo:paragraph-rsid="0024fe67"/>
    </style:style>
    <style:style style:name="P8" style:family="paragraph" style:parent-style-name="Table_20_Contents">
      <style:text-properties officeooo:rsid="0025525d" officeooo:paragraph-rsid="0025525d"/>
    </style:style>
    <style:style style:name="P9" style:family="paragraph" style:parent-style-name="Table_20_Contents">
      <style:text-properties officeooo:rsid="0025e5fa" officeooo:paragraph-rsid="0025e5fa"/>
    </style:style>
    <style:style style:name="P10" style:family="paragraph" style:parent-style-name="Table_20_Contents">
      <style:text-properties officeooo:rsid="0026c3c2" officeooo:paragraph-rsid="0026c3c2"/>
    </style:style>
    <style:style style:name="P11" style:family="paragraph" style:parent-style-name="Table_20_Contents">
      <style:text-properties officeooo:rsid="002777a4" officeooo:paragraph-rsid="002777a4"/>
    </style:style>
    <style:style style:name="P12" style:family="paragraph" style:parent-style-name="Table_20_Contents">
      <style:text-properties officeooo:rsid="002777a4" officeooo:paragraph-rsid="002777a4"/>
    </style:style>
    <style:style style:name="P13" style:family="paragraph" style:parent-style-name="Table_20_Contents">
      <style:text-properties officeooo:rsid="0028c2ec" officeooo:paragraph-rsid="0028c2ec"/>
    </style:style>
    <style:style style:name="T1" style:family="text">
      <style:text-properties officeooo:rsid="00205f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P7">Module 3/4</text:p>
          </table:table-cell>
          <table:table-cell table:style-name="Table1.A1" office:value-type="string">
            <text:p text:style-name="P10">Module 5</text:p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P8">sys_call()</text:p>
            <text:p text:style-name="P8">commhand as process</text:p>
            <text:p text:style-name="P8">Bug fixing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P7">sys_call()</text:p>
            <text:p text:style-name="P7">sys_call_isr()</text:p>
            <text:p text:style-name="P7">Programmer’s Manua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6">User’s Manual</text:p>
          </table:table-cell>
          <table:table-cell table:style-name="Table1.A2" office:value-type="string">
            <text:p text:style-name="P9">setAlarm()</text:p>
            <text:p text:style-name="P9">alarmProcess()</text:p>
            <text:p text:style-name="P9">infinite()</text:p>
            <text:p text:style-name="P9">setalarmWrapper()</text:p>
            <text:p text:style-name="P9">User’s Manua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P9">yield()</text:p>
            <text:p text:style-name="P9">load()</text:p>
            <text:p text:style-name="P9">loadr3()</text:p>
            <text:p text:style-name="P9">User’s Manual</text:p>
          </table:table-cell>
          <table:table-cell table:style-name="Table1.A2" office:value-type="string">
            <text:p text:style-name="P11">IsItEmpty()</text:p>
            <text:p text:style-name="P11">isEmpty()</text:p>
            <text:p text:style-name="P11">Programmer’s Manual</text:p>
            <text:p text:style-name="P13">User’s Manual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4-13T00:33:02.125868956</dc:date>
    <meta:editing-duration>PT1H5M5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1" meta:paragraph-count="63" meta:word-count="79" meta:character-count="677" meta:non-whitespace-character-count="661"/>
  </office:meta>
</office:document-meta>
</file>